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d59" officeooo:paragraph-rsid="0003fd59"/>
    </style:style>
    <style:style style:name="P2" style:family="paragraph" style:parent-style-name="Standard">
      <style:text-properties fo:font-weight="bold" officeooo:rsid="0003fd59" officeooo:paragraph-rsid="0003fd59" style:font-weight-asian="bold" style:font-weight-complex="bold"/>
    </style:style>
    <style:style style:name="P3" style:family="paragraph" style:parent-style-name="Standard">
      <style:text-properties fo:font-weight="bold" officeooo:rsid="00068e06" officeooo:paragraph-rsid="00068e06" style:font-weight-asian="bold" style:font-weight-complex="bold"/>
    </style:style>
    <style:style style:name="P4" style:family="paragraph" style:parent-style-name="Standard">
      <style:text-properties fo:font-weight="bold" officeooo:rsid="000d7321" officeooo:paragraph-rsid="000d7321" style:font-weight-asian="bold" style:font-weight-complex="bold"/>
    </style:style>
    <style:style style:name="P5" style:family="paragraph" style:parent-style-name="Standard">
      <style:text-properties officeooo:paragraph-rsid="0003fd59"/>
    </style:style>
    <style:style style:name="P6" style:family="paragraph" style:parent-style-name="Standard">
      <style:text-properties fo:font-size="10pt" officeooo:paragraph-rsid="0003fd59" style:font-size-asian="10pt" style:font-size-complex="10pt"/>
    </style:style>
    <style:style style:name="P7" style:family="paragraph" style:parent-style-name="Standard">
      <style:text-properties fo:font-size="10pt" officeooo:rsid="000469a7" officeooo:paragraph-rsid="000469a7" style:font-size-asian="10pt" style:font-size-complex="10pt"/>
    </style:style>
    <style:style style:name="P8" style:family="paragraph" style:parent-style-name="Standard">
      <style:text-properties fo:font-size="10pt" officeooo:rsid="00062d84" officeooo:paragraph-rsid="00062d84" style:font-size-asian="10pt" style:font-size-complex="10pt"/>
    </style:style>
    <style:style style:name="P9" style:family="paragraph" style:parent-style-name="Standard">
      <style:text-properties fo:font-size="10pt" fo:font-weight="normal" officeooo:rsid="0008aaa7" officeooo:paragraph-rsid="0008aaa7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rsid="000469a7" officeooo:paragraph-rsid="000469a7"/>
    </style:style>
    <style:style style:name="P11" style:family="paragraph" style:parent-style-name="Standard">
      <style:text-properties officeooo:rsid="00062d84" officeooo:paragraph-rsid="00062d84"/>
    </style:style>
    <style:style style:name="P12" style:family="paragraph" style:parent-style-name="Standard">
      <style:text-properties fo:color="#000000" fo:font-size="10pt" officeooo:rsid="00062d84" officeooo:paragraph-rsid="00062d84" style:font-size-asian="10pt" style:font-size-complex="10pt"/>
    </style:style>
    <style:style style:name="P13" style:family="paragraph" style:parent-style-name="Standard">
      <style:text-properties fo:color="#000000" officeooo:rsid="0008aaa7" officeooo:paragraph-rsid="0008aaa7"/>
    </style:style>
    <style:style style:name="P14" style:family="paragraph" style:parent-style-name="Standard">
      <style:text-properties fo:color="#000000" officeooo:rsid="0010f2a4" officeooo:paragraph-rsid="0010f2a4"/>
    </style:style>
    <style:style style:name="P15" style:family="paragraph" style:parent-style-name="Standard">
      <style:text-properties fo:font-weight="normal" officeooo:rsid="00068e06" officeooo:paragraph-rsid="00068e06" style:font-weight-asian="normal" style:font-weight-complex="normal"/>
    </style:style>
    <style:style style:name="P16" style:family="paragraph" style:parent-style-name="Standard">
      <style:text-properties fo:font-weight="normal" officeooo:rsid="0008aaa7" officeooo:paragraph-rsid="0008aaa7" style:font-weight-asian="normal" style:font-weight-complex="normal"/>
    </style:style>
    <style:style style:name="P17" style:family="paragraph" style:parent-style-name="Standard">
      <style:text-properties fo:font-weight="normal" officeooo:rsid="000903d7" officeooo:paragraph-rsid="000903d7" style:font-weight-asian="normal" style:font-weight-complex="normal"/>
    </style:style>
    <style:style style:name="P18" style:family="paragraph" style:parent-style-name="Standard">
      <style:text-properties fo:font-weight="normal" officeooo:rsid="000a506c" officeooo:paragraph-rsid="000a506c" style:font-weight-asian="normal" style:font-weight-complex="normal"/>
    </style:style>
    <style:style style:name="P19" style:family="paragraph" style:parent-style-name="Standard">
      <style:text-properties fo:font-weight="normal" officeooo:rsid="000bc805" officeooo:paragraph-rsid="000bc805" style:font-weight-asian="normal" style:font-weight-complex="normal"/>
    </style:style>
    <style:style style:name="P20" style:family="paragraph" style:parent-style-name="Standard">
      <style:text-properties fo:font-weight="normal" officeooo:rsid="000c187a" officeooo:paragraph-rsid="000c187a" style:font-weight-asian="normal" style:font-weight-complex="normal"/>
    </style:style>
    <style:style style:name="P21" style:family="paragraph" style:parent-style-name="Standard">
      <style:text-properties fo:font-weight="normal" officeooo:rsid="000ed78a" officeooo:paragraph-rsid="000ed78a" style:font-weight-asian="normal" style:font-weight-complex="normal"/>
    </style:style>
    <style:style style:name="P22" style:family="paragraph" style:parent-style-name="Standard">
      <style:text-properties fo:font-weight="normal" officeooo:rsid="0010f2a4" officeooo:paragraph-rsid="0010f2a4" style:font-weight-asian="normal" style:font-weight-complex="normal"/>
    </style:style>
    <style:style style:name="P23" style:family="paragraph" style:parent-style-name="Standard">
      <style:text-properties officeooo:paragraph-rsid="0008aaa7"/>
    </style:style>
    <style:style style:name="P24" style:family="paragraph" style:parent-style-name="Standard">
      <style:text-properties officeooo:paragraph-rsid="000903d7"/>
    </style:style>
    <style:style style:name="P25" style:family="paragraph" style:parent-style-name="Standard">
      <style:text-properties officeooo:paragraph-rsid="000bc805"/>
    </style:style>
    <style:style style:name="P26" style:family="paragraph" style:parent-style-name="Standard">
      <style:text-properties officeooo:paragraph-rsid="000c187a"/>
    </style:style>
    <style:style style:name="P27" style:family="paragraph" style:parent-style-name="Standard">
      <style:text-properties officeooo:paragraph-rsid="0010f2a4"/>
    </style:style>
    <style:style style:name="T1" style:family="text">
      <style:text-properties officeooo:rsid="0003fd59"/>
    </style:style>
    <style:style style:name="T2" style:family="text">
      <style:text-properties fo:color="#cc7832" style:font-name="JetBrains Mono" fo:font-size="21.5pt" fo:font-style="normal" fo:font-weight="normal" style:font-size-asian="21.5pt" style:font-style-asian="normal" style:font-weight-asian="normal"/>
    </style:style>
    <style:style style:name="T3" style:family="text">
      <style:text-properties fo:color="#cc7832" style:font-name="JetBrains Mono" fo:font-size="21.5pt" fo:font-style="normal" style:font-size-asian="21.5pt" style:font-style-asian="normal"/>
    </style:style>
    <style:style style:name="T4" style:family="text">
      <style:text-properties fo:color="#cc7832" style:font-name="JetBrains Mono" fo:font-size="10.5pt" fo:font-style="normal" fo:font-weight="normal" style:font-size-asian="10.5pt" style:font-style-asian="normal" style:font-weight-asian="normal" style:font-size-complex="10.5pt"/>
    </style:style>
    <style:style style:name="T5" style:family="text">
      <style:text-properties fo:color="#cc7832" style:font-name="JetBrains Mono" fo:font-style="normal" fo:font-weight="normal" style:font-style-asian="normal" style:font-weight-asian="normal"/>
    </style:style>
    <style:style style:name="T6" style:family="text">
      <style:text-properties fo:color="#cc7832" style:font-name="JetBrains Mono" fo:font-style="normal" style:font-style-asian="normal"/>
    </style:style>
    <style:style style:name="T7" style:family="text">
      <style:text-properties fo:color="#cc7832" style:font-name="JetBrains Mono" fo:font-size="10pt" fo:font-style="normal" fo:font-weight="normal" style:font-size-asian="10pt" style:font-style-asian="normal" style:font-weight-asian="normal" style:font-size-complex="10pt"/>
    </style:style>
    <style:style style:name="T8" style:family="text">
      <style:text-properties fo:color="#cc7832" style:font-name="JetBrains Mono" fo:font-size="10pt" fo:font-style="normal" fo:font-weight="normal" officeooo:rsid="000903d7" style:font-size-asian="10pt" style:font-style-asian="normal" style:font-weight-asian="normal" style:font-size-complex="10pt"/>
    </style:style>
    <style:style style:name="T9" style:family="text">
      <style:text-properties fo:color="#cc7832" style:font-name="JetBrains Mono" fo:font-size="10pt" fo:font-style="normal" style:text-underline-style="solid" style:text-underline-type="double" style:text-underline-width="auto" style:text-underline-color="font-color" fo:font-weight="normal" style:font-size-asian="10pt" style:font-style-asian="normal" style:font-weight-asian="normal" style:font-size-complex="10pt"/>
    </style:style>
    <style:style style:name="T10" style:family="text">
      <style:text-properties fo:color="#cc7832" style:font-name="JetBrains Mono" fo:font-size="10pt" fo:font-style="normal" style:font-size-asian="10pt" style:font-style-asian="normal" style:font-size-complex="10pt"/>
    </style:style>
    <style:style style:name="T11" style:family="text">
      <style:text-properties fo:color="#a9b7c6" style:font-name="JetBrains Mono" fo:font-size="21.5pt" fo:font-style="normal" fo:font-weight="normal" style:font-size-asian="21.5pt" style:font-style-asian="normal" style:font-weight-asian="normal"/>
    </style:style>
    <style:style style:name="T12" style:family="text">
      <style:text-properties fo:color="#a9b7c6" style:font-name="JetBrains Mono" fo:font-size="21.5pt" fo:font-style="normal" style:font-size-asian="21.5pt" style:font-style-asian="normal"/>
    </style:style>
    <style:style style:name="T13" style:family="text">
      <style:text-properties fo:color="#a9b7c6" style:font-name="JetBrains Mono" fo:font-size="10.5pt" fo:font-style="normal" fo:font-weight="normal" style:font-size-asian="10.5pt" style:font-style-asian="normal" style:font-weight-asian="normal" style:font-size-complex="10.5pt"/>
    </style:style>
    <style:style style:name="T14" style:family="text">
      <style:text-properties fo:color="#a9b7c6" style:font-name="JetBrains Mono" fo:font-style="normal" fo:font-weight="normal" style:font-style-asian="normal" style:font-weight-asian="normal"/>
    </style:style>
    <style:style style:name="T15" style:family="text">
      <style:text-properties fo:color="#a9b7c6" style:font-name="JetBrains Mono" fo:font-style="normal" style:font-style-asian="normal"/>
    </style:style>
    <style:style style:name="T16" style:family="text">
      <style:text-properties fo:color="#a9b7c6" style:font-name="JetBrains Mono" fo:font-size="10pt" fo:font-style="normal" fo:font-weight="normal" style:font-size-asian="10pt" style:font-style-asian="normal" style:font-weight-asian="normal" style:font-size-complex="10pt"/>
    </style:style>
    <style:style style:name="T17" style:family="text">
      <style:text-properties fo:color="#a9b7c6" style:font-name="JetBrains Mono" fo:font-size="10pt" fo:font-style="normal" style:text-underline-style="solid" style:text-underline-type="double" style:text-underline-width="auto" style:text-underline-color="font-color" fo:font-weight="normal" style:font-size-asian="10pt" style:font-style-asian="normal" style:font-weight-asian="normal" style:font-size-complex="10pt"/>
    </style:style>
    <style:style style:name="T18" style:family="text">
      <style:text-properties fo:color="#a9b7c6" style:font-name="JetBrains Mono" fo:font-size="10pt" fo:font-style="normal" style:font-size-asian="10pt" style:font-style-asian="normal" style:font-size-complex="10pt"/>
    </style:style>
    <style:style style:name="T19" style:family="text">
      <style:text-properties fo:color="#6a8759" style:font-name="JetBrains Mono" fo:font-size="21.5pt" fo:font-style="normal" fo:font-weight="normal" style:font-size-asian="21.5pt" style:font-style-asian="normal" style:font-weight-asian="normal"/>
    </style:style>
    <style:style style:name="T20" style:family="text">
      <style:text-properties fo:color="#6a8759" style:font-name="JetBrains Mono" fo:font-size="21.5pt" fo:font-style="normal" style:font-size-asian="21.5pt" style:font-style-asian="normal"/>
    </style:style>
    <style:style style:name="T21" style:family="text">
      <style:text-properties fo:color="#6a8759" style:font-name="JetBrains Mono" fo:font-size="10.5pt" fo:font-style="normal" fo:font-weight="normal" style:font-size-asian="10.5pt" style:font-style-asian="normal" style:font-weight-asian="normal" style:font-size-complex="10.5pt"/>
    </style:style>
    <style:style style:name="T22" style:family="text">
      <style:text-properties fo:color="#6a8759" style:font-name="JetBrains Mono" fo:font-style="normal" fo:font-weight="normal" style:font-style-asian="normal" style:font-weight-asian="normal"/>
    </style:style>
    <style:style style:name="T23" style:family="text">
      <style:text-properties fo:color="#6a8759" style:font-name="JetBrains Mono" fo:font-size="10pt" fo:font-style="normal" fo:font-weight="normal" style:font-size-asian="10pt" style:font-style-asian="normal" style:font-weight-asian="normal" style:font-size-complex="10pt"/>
    </style:style>
    <style:style style:name="T24" style:family="text">
      <style:text-properties fo:color="#6a8759" style:font-name="JetBrains Mono" fo:font-size="10pt" fo:font-style="normal" style:text-underline-style="solid" style:text-underline-type="double" style:text-underline-width="auto" style:text-underline-color="font-color" fo:font-weight="normal" style:font-size-asian="10pt" style:font-style-asian="normal" style:font-weight-asian="normal" style:font-size-complex="10pt"/>
    </style:style>
    <style:style style:name="T25" style:family="text">
      <style:text-properties fo:color="#6a8759" style:font-name="JetBrains Mono" fo:font-size="10pt" fo:font-style="normal" style:font-size-asian="10pt" style:font-style-asian="normal" style:font-size-complex="10pt"/>
    </style:style>
    <style:style style:name="T26" style:family="text">
      <style:text-properties style:font-name="JetBrains Mono" fo:font-style="normal" fo:font-weight="normal" style:font-style-asian="normal" style:font-weight-asian="normal"/>
    </style:style>
    <style:style style:name="T27" style:family="text">
      <style:text-properties style:font-name="JetBrains Mono" fo:font-size="10pt" fo:font-style="normal" fo:font-weight="normal" style:font-size-asian="10pt" style:font-style-asian="normal" style:font-weight-asian="normal" style:font-size-complex="10pt"/>
    </style:style>
    <style:style style:name="T28" style:family="text">
      <style:text-properties style:font-name="JetBrains Mono" fo:font-size="10pt" fo:font-style="normal" fo:font-weight="normal" style:font-size-asian="10pt" style:font-style-asian="normal" style:font-weight-asian="normal" style:font-size-complex="10pt"/>
    </style:style>
    <style:style style:name="T29" style:family="text">
      <style:text-properties officeooo:rsid="0007fc0a"/>
    </style:style>
    <style:style style:name="T30" style:family="text">
      <style:text-properties officeooo:rsid="0008aaa7"/>
    </style:style>
    <style:style style:name="T31" style:family="text">
      <style:text-properties fo:color="#ffc66d" style:font-name="JetBrains Mono" fo:font-size="21.5pt" fo:font-style="normal" fo:font-weight="normal" style:font-size-asian="21.5pt" style:font-style-asian="normal" style:font-weight-asian="normal"/>
    </style:style>
    <style:style style:name="T32" style:family="text">
      <style:text-properties fo:color="#ffc66d" style:font-name="JetBrains Mono" fo:font-size="21.5pt" fo:font-style="normal" style:font-size-asian="21.5pt" style:font-style-asian="normal"/>
    </style:style>
    <style:style style:name="T33" style:family="text">
      <style:text-properties fo:color="#ffc66d" style:font-name="JetBrains Mono" fo:font-size="10pt" fo:font-style="normal" fo:font-weight="normal" style:font-size-asian="10pt" style:font-style-asian="normal" style:font-weight-asian="normal" style:font-size-complex="10pt"/>
    </style:style>
    <style:style style:name="T34" style:family="text">
      <style:text-properties fo:color="#ffc66d" style:font-name="JetBrains Mono" fo:font-size="10pt" fo:font-style="normal" style:text-underline-style="solid" style:text-underline-type="double" style:text-underline-width="auto" style:text-underline-color="font-color" fo:font-weight="normal" style:font-size-asian="10pt" style:font-style-asian="normal" style:font-weight-asian="normal" style:font-size-complex="10pt"/>
    </style:style>
    <style:style style:name="T35" style:family="text">
      <style:text-properties fo:color="#ffc66d" style:font-name="JetBrains Mono" fo:font-size="10pt" fo:font-style="normal" style:font-size-asian="10pt" style:font-style-asian="normal" style:font-size-complex="10pt"/>
    </style:style>
    <style:style style:name="T36" style:family="text">
      <style:text-properties fo:color="#ffc66d" style:font-name="JetBrains Mono" fo:font-style="normal" style:font-style-asian="normal"/>
    </style:style>
    <style:style style:name="T37" style:family="text">
      <style:text-properties fo:font-weight="normal" officeooo:rsid="0008aaa7" style:font-weight-asian="normal" style:font-weight-complex="normal"/>
    </style:style>
    <style:style style:name="T38" style:family="text">
      <style:text-properties fo:font-weight="normal" officeooo:rsid="000903d7" style:font-weight-asian="normal" style:font-weight-complex="normal"/>
    </style:style>
    <style:style style:name="T39" style:family="text">
      <style:text-properties fo:font-weight="normal" officeooo:rsid="000bc805" style:font-weight-asian="normal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color="#000000" style:font-name="JetBrains Mono" fo:font-size="10pt" fo:font-style="normal" fo:font-weight="normal" officeooo:rsid="000903d7" style:font-size-asian="10pt" style:font-style-asian="normal" style:font-weight-asian="normal" style:font-size-complex="10pt"/>
    </style:style>
    <style:style style:name="T42" style:family="text">
      <style:text-properties fo:color="#000000" style:font-name="JetBrains Mono" fo:font-size="10pt" fo:font-style="normal" fo:font-weight="normal" officeooo:rsid="000bc805" style:font-size-asian="10pt" style:font-style-asian="normal" style:font-weight-asian="normal" style:font-size-complex="10pt" style:font-weight-complex="normal"/>
    </style:style>
    <style:style style:name="T43" style:family="text">
      <style:text-properties fo:color="#000000" style:font-name="JetBrains Mono" fo:font-size="9.5pt" fo:font-style="normal" style:font-size-asian="9.5pt" style:font-style-asian="normal"/>
    </style:style>
    <style:style style:name="T44" style:family="text">
      <style:text-properties fo:color="#000000" style:font-name="JetBrains Mono" fo:font-size="9.5pt" fo:font-style="normal" officeooo:rsid="0010f2a4" style:font-size-asian="9.5pt" style:font-style-asian="normal"/>
    </style:style>
    <style:style style:name="T45" style:family="text">
      <style:text-properties fo:color="#000000" style:font-name="JetBrains Mono" fo:font-size="9.5pt" fo:font-style="normal" fo:font-weight="normal" officeooo:rsid="000bc805" style:font-size-asian="9.5pt" style:font-style-asian="normal" style:font-weight-asian="normal" style:font-weight-complex="normal"/>
    </style:style>
    <style:style style:name="T46" style:family="text">
      <style:text-properties fo:color="#000000" style:font-name="JetBrains Mono" fo:font-size="9.5pt" fo:font-style="normal" fo:font-weight="normal" officeooo:rsid="000c187a" style:font-size-asian="9.5pt" style:font-style-asian="normal" style:font-weight-asian="normal" style:font-weight-complex="normal"/>
    </style:style>
    <style:style style:name="T47" style:family="text">
      <style:text-properties fo:color="#000000" style:font-name="JetBrains Mono" fo:font-size="9.5pt" fo:font-style="normal" fo:font-weight="normal" officeooo:rsid="0010f2a4" style:font-size-asian="9.5pt" style:font-style-asian="normal" style:font-weight-asian="normal" style:font-weight-complex="normal"/>
    </style:style>
    <style:style style:name="T48" style:family="text">
      <style:text-properties officeooo:rsid="000bc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ur commencer</text:p>
      <text:p text:style-name="P1"/>
      <text:p text:style-name="P5"><text:span text:style-name="T1">1)</text:span></text:p>
      <text:p text:style-name="P5"><text:span text:style-name="T4">SELECT </text:span><text:span text:style-name="T13">ST_IsSimple(ST_GeomFromText(</text:span><text:span text:style-name="T21">'POLYGON((1 2, 3 4, 5 6, 1 2))'</text:span><text:span text:style-name="T13">))</text:span><text:span text:style-name="T4">;</text:span><text:line-break/><text:span text:style-name="T1">Renvoie False</text:span></text:p>
      <text:p text:style-name="P5"/>
      <text:p text:style-name="P6"><text:span text:style-name="T5">SELECT </text:span><text:span text:style-name="T14">ST_IsSimple(ST_GeomFromText(</text:span><text:span text:style-name="T22">'POLYGON((1 2, 3 4, 3 2, 1 2))'</text:span><text:span text:style-name="T14">))</text:span><text:span text:style-name="T5">;</text:span></text:p>
      <text:p text:style-name="P1">Renvoie True</text:p>
      <text:p text:style-name="P1"/>
      <text:p text:style-name="P10">La fonction isSimple renvoie True si le polygonne n’a pas d’intersection.</text:p>
      <text:p text:style-name="P10"/>
      <text:p text:style-name="P7"><text:bookmark-start text:name="__DdeLink__51_3617258200"/><text:span text:style-name="T5">SELECT </text:span><text:span text:style-name="T14">ST_IsValid(ST_GeomFromText(</text:span><text:span text:style-name="T22">'LINESTRING(0 0, 1 1)'</text:span><text:span text:style-name="T14">)) </text:span><text:span text:style-name="T5">;</text:span><text:bookmark-end text:name="__DdeLink__51_3617258200"/></text:p>
      <text:p text:style-name="P12"><text:span text:style-name="T26">Renvoie True</text:span></text:p>
      <text:p text:style-name="P7"><text:span text:style-name="T5"/></text:p>
      <text:p text:style-name="P7"><text:span text:style-name="T5">SELECT </text:span><text:span text:style-name="T14">ST_IsValid(ST_GeomFromText(</text:span><text:span text:style-name="T22">'POLYGON((0 0, 1 1, 2 1, 5 4, 0 0))'</text:span><text:span text:style-name="T14">)) </text:span><text:span text:style-name="T5">;</text:span></text:p>
      <text:p text:style-name="P12"><text:span text:style-name="T26">Renvoie False</text:span></text:p>
      <text:p text:style-name="P8"><text:span text:style-name="T5"/></text:p>
      <text:p text:style-name="P10"/>
      <text:p text:style-name="P11">la fonction isValid renvoie True si l’objet géométrique est bien formé en 2D</text:p>
      <text:p text:style-name="P11"/>
      <text:p text:style-name="P3">OpenStreetMap</text:p>
      <text:p text:style-name="P3"/>
      <text:p text:style-name="P15"><text:span text:style-name="T48">2)</text:span><text:span text:style-name="T30"> </text:span>Les attributs communs sont gid, osm_id , code, fclass <text:span text:style-name="T29">sauf pour la table quartiers.</text:span></text:p>
      <text:p text:style-name="P23"><text:span text:style-name="T39">3</text:span><text:span text:style-name="T37">) </text:span><text:span text:style-name="T7">SELECT </text:span><text:span text:style-name="T33">count</text:span><text:span text:style-name="T16">(</text:span><text:span text:style-name="T33">*</text:span><text:span text:style-name="T16">) <text:s/></text:span><text:span text:style-name="T7">from </text:span><text:span text:style-name="T16">buildings </text:span><text:span text:style-name="T7">where <text:s/></text:span><text:span text:style-name="T16">ST_IsValid(</text:span><text:span text:style-name="T33">geom</text:span><text:span text:style-name="T16">)</text:span></text:p>
      <text:p text:style-name="P13"><text:span text:style-name="T27">Renvoie 79425 buildings valide</text:span></text:p>
      <text:p text:style-name="P16"/>
      <text:p text:style-name="P9"><text:span text:style-name="T6">SELECT </text:span><text:span text:style-name="T36">count</text:span><text:span text:style-name="T15">(</text:span><text:span text:style-name="T36">*</text:span><text:span text:style-name="T15">) <text:s/></text:span><text:span text:style-name="T6">from </text:span><text:span text:style-name="T15">roads </text:span><text:span text:style-name="T6">where <text:s/></text:span><text:span text:style-name="T15">ST_IsValid(</text:span><text:span text:style-name="T36">geom</text:span><text:span text:style-name="T15">)</text:span></text:p>
      <text:p text:style-name="P17">Renvoie 25875 routes valides</text:p>
      <text:p text:style-name="P17"/>
      <text:p text:style-name="P24"><text:span text:style-name="T39">4</text:span><text:span text:style-name="T38">) </text:span><text:span text:style-name="T7">delete from </text:span><text:span text:style-name="T16">roads </text:span><text:span text:style-name="T7">where « </text:span><text:span text:style-name="T8">table-name »</text:span><text:span text:style-name="T33"> </text:span><text:span text:style-name="T7">is NULL;</text:span></text:p>
      <text:p text:style-name="P24"><text:span text:style-name="T7"/></text:p>
      <text:p text:style-name="P24"><text:span text:style-name="T41">Pour toute les tables</text:span><text:line-break/></text:p>
      <text:p text:style-name="P18">il reste 1923 buildings, <text:span text:style-name="T43">11720 roads, 4067 pois, 11 quartiers, 365 railways, 11720 roads, 131 waterways</text:span></text:p>
      <text:p text:style-name="P18"><text:span text:style-name="T43"/></text:p>
      <text:p text:style-name="P25"><text:span text:style-name="T45">5)</text:span><text:span text:style-name="T42"> </text:span><text:span text:style-name="T7">select </text:span><text:span text:style-name="T33">name</text:span><text:span text:style-name="T7">, </text:span><text:span text:style-name="T33">geom </text:span><text:span text:style-name="T7">from </text:span><text:span text:style-name="T16">buildings </text:span><text:span text:style-name="T7">where </text:span><text:span text:style-name="T33">type </text:span><text:span text:style-name="T16">= </text:span><text:span text:style-name="T23">'university'</text:span><text:span text:style-name="T7">;</text:span></text:p>
      <text:p text:style-name="P19"><text:span text:style-name="T43"/></text:p>
      <text:p text:style-name="P26"><text:span text:style-name="T46">6) </text:span><text:span text:style-name="T9">select </text:span><text:span text:style-name="T34">count</text:span><text:span text:style-name="T17">(</text:span><text:span text:style-name="T34">*</text:span><text:span text:style-name="T17">) </text:span><text:span text:style-name="T9">from </text:span><text:span text:style-name="T17">roads </text:span><text:span text:style-name="T9">where </text:span><text:span text:style-name="T34">name </text:span><text:span text:style-name="T17">= </text:span><text:span text:style-name="T24">'Route de Saint-Joseph'</text:span><text:span text:style-name="T9">;</text:span><text:line-break/></text:p>
      <text:p text:style-name="P20"><text:span text:style-name="T43">Il y’a 97 portions de la route de siant joseph.</text:span></text:p>
      <text:p text:style-name="P20"><text:span text:style-name="T43"/></text:p>
      <text:p text:style-name="P4"><text:span text:style-name="T43">Selection spatial</text:span></text:p>
      <text:p text:style-name="P4"><text:span text:style-name="T43"/></text:p>
      <text:p text:style-name="P21"><text:span text:style-name="T44">1) </text:span><text:span text:style-name="T43">Cross détermine si les objets géométrique ont quelques points en commun.</text:span></text:p>
      <text:p text:style-name="P21"><text:span text:style-name="T43">Intersect détermine si les objets géométrique ont occupe une même partie de l’espace</text:span></text:p>
      <text:p text:style-name="P21"><text:span text:style-name="T43">Overlap est comme intersect mais partiellement. (un objet ne contient pas l’autre entièrement).</text:span></text:p>
      <text:p text:style-name="P21"><text:span text:style-name="T43"/></text:p>
      <text:p text:style-name="P21"><text:span text:style-name="T10">SELECT </text:span><text:span text:style-name="T35">*</text:span><text:span text:style-name="T40"><text:line-break/></text:span><text:span text:style-name="T10">FROM </text:span><text:span text:style-name="T18">railways</text:span><text:span text:style-name="T10">, </text:span><text:span text:style-name="T18">quartiers</text:span><text:span text:style-name="T40"><text:line-break/></text:span><text:span text:style-name="T10">where </text:span><text:span text:style-name="T18">quartiers.nom = </text:span><text:span text:style-name="T25">'Ile de Nantes'</text:span><text:span text:style-name="T40"><text:line-break/></text:span><text:span text:style-name="T10">and </text:span><text:span text:style-name="T18">ST_Crosses(railways.geom</text:span><text:span text:style-name="T10">, </text:span><text:span text:style-name="T18">quartiers.geom)</text:span><text:span text:style-name="T10">;</text:span><text:line-break/></text:p>
      <text:p text:style-name="P27"><text:span text:style-name="T47">2) </text:span><text:span text:style-name="T43"><text:line-break/></text:span><text:span text:style-name="T7">select </text:span><text:span text:style-name="T16">ST_Relate((</text:span><text:span text:style-name="T7">select </text:span><text:span text:style-name="T33">geom <text:s/></text:span><text:span text:style-name="T7">from </text:span><text:span text:style-name="T16">buildings</text:span><text:span text:style-name="T40"><text:line-break/></text:span><text:span text:style-name="T7">where </text:span><text:span text:style-name="T33">name </text:span><text:span text:style-name="T16">= </text:span><text:span text:style-name="T23">'Château des Ducs de Bretagne'</text:span><text:span text:style-name="T16">)</text:span><text:span text:style-name="T7">, </text:span><text:span text:style-name="T16">(</text:span><text:span text:style-name="T40"><text:line-break/></text:span><text:span text:style-name="T16"> </text:span><text:span text:style-name="T7">select </text:span><text:span text:style-name="T33">geom </text:span><text:span text:style-name="T7">from </text:span><text:span text:style-name="T16">buildings </text:span><text:span text:style-name="T7">where </text:span><text:span text:style-name="T33">name </text:span><text:span text:style-name="T16">= </text:span><text:span text:style-name="T23">'Tour des Espagnols'</text:span><text:span text:style-name="T40"><text:line-break/></text:span><text:span text:style-name="T23"> </text:span><text:span text:style-name="T16">) )</text:span></text:p>
      <text:p text:style-name="P14"><text:soft-page-break/><text:span text:style-name="T27">Renvoie FF2F11212</text:span></text:p>
      <text:p text:style-name="P22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35:31.597401486</meta:creation-date>
    <dc:date>2021-10-14T13:00:12.317018749</dc:date>
    <meta:editing-duration>PT48M14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2" meta:paragraph-count="30" meta:word-count="252" meta:character-count="1677" meta:non-whitespace-character-count="1444"/>
  </office:meta>
</office:document-meta>
</file>